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Factory.X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Factory.newInstance( final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athFactory.newInstance( String uri , String factoryClassName ,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Path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